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Arial" style:font-family-asian="Arial" style:font-family-complex="Arial" fo:background-color="transparent" style:use-window-font-color="true"/>
    </style:style>
    <style:style style:name="T4" style:family="text">
      <style:text-properties fo:font-size="12.00pt" fo:font-weight="bold" fo:font-family="Arial" style:font-family-asian="Arial" style:font-family-complex="Aria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2.00pt" fo:font-weight="bold"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Arial" style:font-family-asian="Arial" style:font-family-complex="Arial" fo:background-color="transparent" style:use-window-font-color="true"/>
    </style:style>
    <style:style style:name="T14" style:family="text">
      <style:text-properties fo:font-size="12.00pt" fo:font-weight="bold"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Arial" style:font-family-asian="Arial" style:font-family-complex="Arial" fo:background-color="transparent" style:use-window-font-color="true"/>
    </style:style>
    <style:style style:name="T25" style:family="text">
      <style:text-properties fo:font-size="12.00pt" fo:font-weight="bold"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Arial" style:font-family-asian="Arial" style:font-family-complex="Arial"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4.00pt" fo:font-weight="bold"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Arial" style:font-family-asian="Arial" style:font-family-complex="Arial" fo:background-color="transparent" style:use-window-font-color="true"/>
    </style:style>
    <style:style style:name="T36" style:family="text">
      <style:text-properties fo:font-size="12.00pt" fo:font-weight="normal" fo:font-family="Arial" style:font-family-asian="Arial" style:font-family-complex="Aria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fo:font-family="Arial" style:font-family-asian="Arial" style:font-family-complex="Arial" fo:background-color="transparent" style:use-window-font-color="true"/>
    </style:style>
    <style:style style:name="T39" style:family="text">
      <style:text-properties fo:font-size="12.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Arial" style:font-family-asian="Arial" style:font-family-complex="Arial" fo:background-color="transparent" style:use-window-font-color="true"/>
    </style:style>
    <style:style style:name="T42" style:family="text">
      <style:text-properties fo:font-size="12.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4.00pt" fo:font-weight="bold"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bold" fo:font-family="Arial" style:font-family-asian="Arial" style:font-family-complex="Arial" fo:background-color="transparent" style:use-window-font-color="true"/>
    </style:style>
    <style:style style:name="T49" style:family="text">
      <style:text-properties fo:font-size="12.00pt" fo:font-weight="normal"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bold"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Arial" style:font-family-asian="Arial" style:font-family-complex="Arial"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bold" fo:font-family="Arial" style:font-family-asian="Arial" style:font-family-complex="Arial" fo:background-color="transparent" style:use-window-font-color="true"/>
    </style:style>
    <style:style style:name="T58" style:family="text">
      <style:text-properties fo:font-size="12.00pt" fo:font-weight="normal"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1" style:family="text">
      <style:text-properties fo:font-size="12.00pt" fo:font-weight="normal"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4" style:family="text">
      <style:text-properties fo:font-size="12.00pt" fo:font-weight="normal"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67" style:family="text">
      <style:text-properties fo:font-size="12.00pt" fo:font-weight="normal"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0" style:family="text">
      <style:text-properties fo:font-size="12.00pt" fo:font-weight="normal" fo:font-family="Arial" style:font-family-asian="Arial" style:font-family-complex="Arial"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3" style:family="text">
      <style:text-properties fo:font-size="12.00pt" fo:font-weight="normal"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6" style:family="text">
      <style:text-properties fo:font-size="12.00pt" fo:font-weight="normal" fo:font-family="Arial" style:font-family-asian="Arial" style:font-family-complex="Aria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9" style:family="text">
      <style:text-properties fo:font-size="12.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82" style:family="text">
      <style:text-properties fo:font-size="12.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85" style:family="text">
      <style:text-properties fo:font-size="12.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88" style:family="text">
      <style:text-properties fo:font-size="12.00pt" fo:font-weight="normal" fo:font-family="Arial" style:font-family-asian="Arial" style:font-family-complex="Arial"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1" style:family="text">
      <style:text-properties fo:font-size="12.00pt" fo:font-weight="normal" fo:font-family="Arial" style:font-family-asian="Arial" style:font-family-complex="Arial"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4" style:family="text">
      <style:text-properties fo:font-size="12.00pt" fo:font-weight="normal" fo:font-family="Arial" style:font-family-asian="Arial" style:font-family-complex="Arial"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97" style:family="text">
      <style:text-properties fo:font-size="12.00pt" fo:font-weight="normal" fo:font-family="Arial" style:font-family-asian="Arial" style:font-family-complex="Arial"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00" style:family="text">
      <style:text-properties fo:font-size="12.00pt" fo:font-weight="normal" fo:font-family="Arial" style:font-family-asian="Arial" style:font-family-complex="Arial"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03" style:family="text">
      <style:text-properties fo:font-size="12.00pt" fo:font-weight="normal" fo:font-family="Arial" style:font-family-asian="Arial" style:font-family-complex="Arial"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06" style:family="text">
      <style:text-properties fo:font-size="12.00pt" fo:font-weight="normal"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Arial" style:font-family-asian="Arial" style:font-family-complex="Arial" fo:background-color="transparent" style:use-window-font-color="true"/>
    </style:style>
    <style:style style:name="T10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0" style:family="text">
      <style:text-properties fo:font-size="12.00pt" fo:font-weight="normal" fo:font-family="Arial" style:font-family-asian="Arial" style:font-family-complex="Arial"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Arial" style:font-family-asian="Arial" style:font-family-complex="Arial" fo:background-color="transparent" style:use-window-font-color="true"/>
    </style:style>
    <style:style style:name="T11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4" style:family="text">
      <style:text-properties fo:font-size="12.00pt" fo:font-weight="normal" fo:font-family="Arial" style:font-family-asian="Arial" style:font-family-complex="Arial"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Arial" style:font-family-asian="Arial" style:font-family-complex="Arial" fo:background-color="transparent" style:use-window-font-color="true"/>
    </style:style>
    <style:style style:name="T11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18" style:family="text">
      <style:text-properties fo:font-size="12.00pt" fo:font-weight="normal" fo:font-family="Arial" style:font-family-asian="Arial" style:font-family-complex="Arial"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Arial" style:font-family-asian="Arial" style:font-family-complex="Arial" fo:background-color="transparent" style:use-window-font-color="true"/>
    </style:style>
    <style:style style:name="T12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2" style:family="text">
      <style:text-properties fo:font-size="12.00pt" fo:font-weight="normal" fo:font-family="Arial" style:font-family-asian="Arial" style:font-family-complex="Arial"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Arial" style:font-family-asian="Arial" style:font-family-complex="Arial" fo:background-color="transparent" style:use-window-font-color="true"/>
    </style:style>
    <style:style style:name="T12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6" style:family="text">
      <style:text-properties fo:font-size="12.00pt" fo:font-weight="normal" fo:font-family="Arial" style:font-family-asian="Arial" style:font-family-complex="Arial"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29" style:family="text">
      <style:text-properties fo:font-size="12.00pt" fo:font-weight="normal" fo:font-family="Arial" style:font-family-asian="Arial" style:font-family-complex="Arial"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32" style:family="text">
      <style:text-properties fo:font-size="12.00pt" fo:font-weight="normal" fo:font-family="Arial" style:font-family-asian="Arial" style:font-family-complex="Arial" fo:background-color="transparent" style:use-window-font-color="true"/>
    </style:style>
    <style:style style:name="T133" style:family="text">
      <style:text-properties fo:font-size="12.00pt" fo:font-weight="normal" fo:font-family="Arial" style:font-family-asian="Arial" style:font-family-complex="Arial" fo:background-color="transparent" style:use-window-font-color="true"/>
    </style:style>
    <style:style style:name="T134" style:family="text">
      <style:text-properties fo:font-size="12.00pt" fo:font-weight="normal" fo:font-family="Arial" style:font-family-asian="Arial" style:font-family-complex="Arial"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4.00pt" fo:font-weight="bold" fo:font-family="Arial" style:font-family-asian="Arial" style:font-family-complex="Arial"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fo:font-family="Arial" style:font-family-asian="Arial" style:font-family-complex="Arial"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bold" fo:font-family="Arial" style:font-family-asian="Arial" style:font-family-complex="Arial" fo:background-color="transparent" style:use-window-font-color="true"/>
    </style:style>
    <style:style style:name="T141" style:family="text">
      <style:text-properties fo:font-size="12.00pt" fo:font-weight="normal" fo:font-family="Arial" style:font-family-asian="Arial" style:font-family-complex="Arial"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fo:font-family="Arial" style:font-family-asian="Arial" style:font-family-complex="Arial"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bold" fo:font-family="Arial" style:font-family-asian="Arial" style:font-family-complex="Arial" fo:background-color="transparent" style:use-window-font-color="true"/>
    </style:style>
    <style:style style:name="T146" style:family="text">
      <style:text-properties fo:font-size="12.00pt" fo:font-weight="normal" fo:font-family="Arial" style:font-family-asian="Arial" style:font-family-complex="Arial"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normal" fo:font-family="Arial" style:font-family-asian="Arial" style:font-family-complex="Arial" fo:background-color="transparent" style:use-window-font-color="true"/>
    </style:style>
    <style:style style:name="T149" style:family="text">
      <style:text-properties fo:font-size="12.00pt" fo:font-weight="bold" fo:font-family="Arial" style:font-family-asian="Arial" style:font-family-complex="Arial" fo:background-color="transparent" style:use-window-font-color="true"/>
    </style:style>
    <style:style style:name="T150" style:family="text">
      <style:text-properties fo:font-size="12.00pt" fo:font-weight="normal" fo:font-family="Arial" style:font-family-asian="Arial" style:font-family-complex="Arial"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2.00pt" fo:font-weight="normal" fo:font-family="Arial" style:font-family-asian="Arial" style:font-family-complex="Arial" fo:background-color="transparent" style:use-window-font-color="true"/>
    </style:style>
    <style:style style:name="T153" style:family="text">
      <style:text-properties fo:font-size="12.00pt" fo:font-weight="bold" fo:font-family="Arial" style:font-family-asian="Arial" style:font-family-complex="Arial" fo:background-color="transparent" style:use-window-font-color="true"/>
    </style:style>
    <style:style style:name="T154" style:family="text">
      <style:text-properties fo:font-size="12.00pt" fo:font-weight="normal" fo:font-family="Arial" style:font-family-asian="Arial" style:font-family-complex="Arial"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fo:font-family="Arial" style:font-family-asian="Arial" style:font-family-complex="Arial" fo:background-color="transparent" style:use-window-font-color="true"/>
    </style:style>
    <style:style style:name="T157" style:family="text">
      <style:text-properties fo:font-size="12.00pt" fo:font-weight="bold" fo:font-family="Arial" style:font-family-asian="Arial" style:font-family-complex="Arial" fo:background-color="transparent" style:use-window-font-color="true"/>
    </style:style>
    <style:style style:name="T158" style:family="text">
      <style:text-properties fo:font-size="12.00pt" fo:font-weight="normal" fo:font-family="Arial" style:font-family-asian="Arial" style:font-family-complex="Arial" fo:background-color="transparent" style:use-window-font-color="true"/>
    </style:style>
    <style:style style:name="T159" style:family="text">
      <style:text-properties fo:font-size="12.00pt" fo:font-weight="normal" fo:font-family="Arial" style:font-family-asian="Arial" style:font-family-complex="Arial" fo:background-color="transparent" style:use-window-font-color="true"/>
    </style:style>
    <style:style style:name="T160" style:family="text">
      <style:text-properties fo:font-size="12.00pt" fo:font-weight="normal" fo:font-family="Arial" style:font-family-asian="Arial" style:font-family-complex="Arial"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2.00pt" fo:font-weight="normal" fo:font-family="Arial" style:font-family-asian="Arial" style:font-family-complex="Arial" fo:background-color="transparent" style:use-window-font-color="true"/>
    </style:style>
    <style:style style:name="T163" style:family="text">
      <style:text-properties fo:font-size="12.00pt" fo:font-weight="bold" fo:font-family="Arial" style:font-family-asian="Arial" style:font-family-complex="Arial" fo:background-color="transparent" style:use-window-font-color="true"/>
    </style:style>
    <style:style style:name="T164" style:family="text">
      <style:text-properties fo:font-size="12.00pt" fo:font-weight="normal" fo:font-family="Arial" style:font-family-asian="Arial" style:font-family-complex="Arial"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2.00pt" fo:font-weight="bold" fo:font-family="Arial" style:font-family-asian="Arial" style:font-family-complex="Arial" fo:background-color="transparent" style:use-window-font-color="true" fo:font-style="italic"/>
    </style:style>
    <style:style style:name="T167" style:family="text">
      <style:text-properties fo:font-size="12.00pt" fo:font-weight="normal" fo:font-family="Arial" style:font-family-asian="Arial" style:font-family-complex="Arial" fo:background-color="transparent" style:use-window-font-color="true"/>
    </style:style>
    <style:style style:name="T168" style:family="text">
      <style:text-properties fo:font-size="12.00pt" fo:font-weight="bold" fo:font-family="Arial" style:font-family-asian="Arial" style:font-family-complex="Arial" fo:background-color="transparent" style:use-window-font-color="true"/>
    </style:style>
    <style:style style:name="T169" style:family="text">
      <style:text-properties fo:font-size="12.00pt" fo:font-weight="normal" fo:font-family="Arial" style:font-family-asian="Arial" style:font-family-complex="Arial"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2.00pt" fo:font-weight="normal" fo:font-family="Arial" style:font-family-asian="Arial" style:font-family-complex="Arial" fo:background-color="transparent" style:use-window-font-color="true"/>
    </style:style>
    <style:style style:name="T172" style:family="text">
      <style:text-properties fo:font-size="12.00pt" fo:font-weight="bold" fo:font-family="Arial" style:font-family-asian="Arial" style:font-family-complex="Arial" fo:background-color="transparent" style:use-window-font-color="true"/>
    </style:style>
    <style:style style:name="T17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4" style:family="text">
      <style:text-properties fo:font-size="12.00pt" fo:font-weight="normal" fo:font-family="Arial" style:font-family-asian="Arial" style:font-family-complex="Arial"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77" style:family="text">
      <style:text-properties fo:font-size="12.00pt" fo:font-weight="normal" fo:font-family="Arial" style:font-family-asian="Arial" style:font-family-complex="Arial"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180" style:family="text">
      <style:text-properties fo:font-size="12.00pt" fo:font-weight="normal" fo:font-family="Arial" style:font-family-asian="Arial" style:font-family-complex="Arial"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bold" fo:font-family="Arial" style:font-family-asian="Arial" style:font-family-complex="Arial"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2.00pt" fo:font-weight="normal" fo:font-family="Arial" style:font-family-asian="Arial" style:font-family-complex="Arial"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2.00pt" fo:font-weight="bold" fo:font-family="Arial" style:font-family-asian="Arial" style:font-family-complex="Arial" fo:background-color="transparent" style:use-window-font-color="true"/>
    </style:style>
    <style:style style:name="T187" style:family="text">
      <style:text-properties fo:font-size="12.00pt" fo:font-weight="normal" fo:font-family="Arial" style:font-family-asian="Arial" style:font-family-complex="Arial"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Arial" style:font-family-asian="Arial" style:font-family-complex="Arial"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bold" fo:font-family="Arial" style:font-family-asian="Arial" style:font-family-complex="Arial" fo:background-color="transparent" style:use-window-font-color="true"/>
    </style:style>
    <style:style style:name="T192" style:family="text">
      <style:text-properties fo:font-size="12.00pt" fo:font-weight="normal" fo:font-family="Arial" style:font-family-asian="Arial" style:font-family-complex="Arial"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bold" fo:font-family="Arial" style:font-family-asian="Arial" style:font-family-complex="Arial" fo:background-color="transparent" style:use-window-font-color="true"/>
    </style:style>
    <style:style style:name="T195" style:family="text">
      <style:text-properties fo:font-size="12.00pt" fo:font-weight="normal" fo:font-family="Arial" style:font-family-asian="Arial" style:font-family-complex="Arial"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bold" fo:font-family="Arial" style:font-family-asian="Arial" style:font-family-complex="Arial" fo:background-color="transparent" style:use-window-font-color="true"/>
    </style:style>
    <style:style style:name="T198" style:family="text">
      <style:text-properties fo:font-size="12.00pt" fo:font-weight="normal" fo:font-family="Arial" style:font-family-asian="Arial" style:font-family-complex="Arial"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bold" fo:font-family="Arial" style:font-family-asian="Arial" style:font-family-complex="Arial" fo:background-color="transparent" style:use-window-font-color="true"/>
    </style:style>
    <style:style style:name="T201" style:family="text">
      <style:text-properties fo:font-size="12.00pt" fo:font-weight="normal" fo:font-family="Arial" style:font-family-asian="Arial" style:font-family-complex="Arial"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Arial" style:font-family-asian="Arial" style:font-family-complex="Arial"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bold" fo:font-family="Arial" style:font-family-asian="Arial" style:font-family-complex="Arial" fo:background-color="transparent" style:use-window-font-color="true"/>
    </style:style>
    <style:style style:name="T206" style:family="text">
      <style:text-properties fo:font-size="12.00pt" fo:font-weight="normal" fo:font-family="Arial" style:font-family-asian="Arial" style:font-family-complex="Arial" fo:background-color="transparent" style:use-window-font-color="true"/>
    </style:style>
    <style:style style:name="T207" style:family="text">
      <style:text-properties fo:font-size="12.00pt" fo:font-weight="normal" fo:font-family="Arial" style:font-family-asian="Arial" style:font-family-complex="Arial" fo:background-color="transparent" style:use-window-font-color="true"/>
    </style:style>
    <style:style style:name="T208" style:family="text">
      <style:text-properties fo:font-size="12.00pt" fo:font-weight="normal" fo:font-family="Arial" style:font-family-asian="Arial" style:font-family-complex="Arial"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2.00pt" fo:font-weight="normal" fo:font-family="Arial" style:font-family-asian="Arial" style:font-family-complex="Arial"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2.00pt" fo:font-weight="bold" fo:font-family="Arial" style:font-family-asian="Arial" style:font-family-complex="Arial" fo:background-color="transparent" style:use-window-font-color="true"/>
    </style:style>
    <style:style style:name="T213" style:family="text">
      <style:text-properties fo:font-size="12.00pt" fo:font-weight="normal" fo:font-family="Arial" style:font-family-asian="Arial" style:font-family-complex="Arial"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bold" fo:font-family="Arial" style:font-family-asian="Arial" style:font-family-complex="Arial" fo:background-color="transparent" style:use-window-font-color="true"/>
    </style:style>
    <style:style style:name="T216" style:family="text">
      <style:text-properties fo:font-size="12.00pt" fo:font-weight="normal" fo:font-family="Arial" style:font-family-asian="Arial" style:font-family-complex="Arial"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2.00pt" fo:font-weight="bold" fo:font-family="Arial" style:font-family-asian="Arial" style:font-family-complex="Arial" fo:background-color="transparent" style:use-window-font-color="true"/>
    </style:style>
    <style:style style:name="T219" style:family="text">
      <style:text-properties fo:font-size="12.00pt" fo:font-weight="normal" fo:font-family="Arial" style:font-family-asian="Arial" style:font-family-complex="Arial"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Arial" style:font-family-asian="Arial" style:font-family-complex="Arial"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bold" fo:font-family="Arial" style:font-family-asian="Arial" style:font-family-complex="Arial" fo:background-color="transparent" style:use-window-font-color="true"/>
    </style:style>
    <style:style style:name="T224" style:family="text">
      <style:text-properties fo:font-size="12.00pt" fo:font-weight="normal" fo:font-family="Arial" style:font-family-asian="Arial" style:font-family-complex="Arial"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4.00pt" fo:font-weight="bold" fo:font-family="Arial" style:font-family-asian="Arial" style:font-family-complex="Arial"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2.00pt" fo:font-weight="normal" fo:font-family="Arial" style:font-family-asian="Arial" style:font-family-complex="Arial"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2.00pt" fo:font-weight="bold" fo:font-family="Arial" style:font-family-asian="Arial" style:font-family-complex="Arial"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2.00pt" fo:font-weight="bold" fo:font-family="Arial" style:font-family-asian="Arial" style:font-family-complex="Arial" fo:background-color="transparent" style:use-window-font-color="true"/>
    </style:style>
    <style:style style:name="T233" style:family="text">
      <style:text-properties fo:font-size="12.00pt" fo:font-weight="normal" fo:font-family="Arial" style:font-family-asian="Arial" style:font-family-complex="Arial"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bold" fo:font-family="Arial" style:font-family-asian="Arial" style:font-family-complex="Arial" fo:background-color="transparent" style:use-window-font-color="true"/>
    </style:style>
    <style:style style:name="T236" style:family="text">
      <style:text-properties fo:font-size="12.00pt" fo:font-weight="normal" fo:font-family="Arial" style:font-family-asian="Arial" style:font-family-complex="Arial"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2.00pt" fo:font-weight="bold" fo:font-family="Arial" style:font-family-asian="Arial" style:font-family-complex="Arial" fo:background-color="transparent" style:use-window-font-color="true"/>
    </style:style>
    <style:style style:name="T239" style:family="text">
      <style:text-properties fo:font-size="12.00pt" fo:font-weight="normal" fo:font-family="Arial" style:font-family-asian="Arial" style:font-family-complex="Arial"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2.00pt" fo:font-weight="bold" fo:font-family="Arial" style:font-family-asian="Arial" style:font-family-complex="Arial" fo:background-color="transparent" style:use-window-font-color="true"/>
    </style:style>
    <style:style style:name="T242" style:family="text">
      <style:text-properties fo:font-size="12.00pt" fo:font-weight="normal" fo:font-family="Arial" style:font-family-asian="Arial" style:font-family-complex="Arial"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2.00pt" fo:font-weight="normal" fo:font-family="Arial" style:font-family-asian="Arial" style:font-family-complex="Arial"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2.00pt" fo:font-weight="normal" fo:font-family="Arial" style:font-family-asian="Arial" style:font-family-complex="Arial" fo:background-color="transparent" style:use-window-font-color="true"/>
    </style:style>
    <style:style style:name="T24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00.00%" fo:text-align="left" fo:margin-left="-18.00pt" fo:text-indent="18.00pt"/>
    </style:style>
    <style:style style:name="P4" style:family="paragraph">
      <style:paragraph-properties fo:line-height="100.00%" fo:text-align="left"/>
    </style:style>
    <style:style style:name="P5" style:family="paragraph">
      <style:paragraph-properties fo:line-height="100.00%" fo:text-align="lef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8.00pt" fo:text-indent="18.00pt"/>
    </style:style>
    <style:style style:name="P7" style:family="paragraph">
      <style:paragraph-properties fo:line-height="100.00%" fo:text-align="left"/>
    </style:style>
    <style:style style:name="P8" style:family="paragraph">
      <style:paragraph-properties fo:line-height="100.00%" fo:text-align="lef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00.00%" fo:text-align="left" fo:margin-left="-18.00pt" fo:text-indent="18.00pt"/>
    </style:style>
    <style:style style:name="P10" style:family="paragraph">
      <style:paragraph-properties fo:line-height="100.00%" fo:text-align="lef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00.00%" fo:text-align="left" fo:margin-left="-18.00pt" fo:text-indent="18.00pt"/>
    </style:style>
    <style:style style:name="P12" style:family="paragraph">
      <style:paragraph-properties fo:line-height="100.00%" fo:text-align="left"/>
    </style:style>
    <style:style style:name="P13" style:family="paragraph">
      <style:paragraph-properties fo:line-height="100.00%" fo:text-align="left"/>
    </style:style>
    <text:list-style style:name="L14">
      <text:list-level-style-bullet text:level="1" text:bullet-char="•">
        <style:list-level-properties text:space-before="0.00pt" text:min-label-width="18.00pt"/>
        <style:text-properties fo:font-family="Symbol"/>
      </text:list-level-style-bullet>
    </text:list-style>
    <style:style style:name="P14" style:family="paragraph">
      <style:paragraph-properties fo:line-height="100.00%" fo:text-align="left" fo:margin-left="-18.00pt" fo:text-indent="18.00pt"/>
    </style:style>
    <style:style style:name="P15" style:family="paragraph">
      <style:paragraph-properties fo:line-height="100.00%" fo:text-align="left"/>
    </style:style>
    <text:list-style style:name="L16">
      <text:list-level-style-bullet text:level="1" text:bullet-char="•">
        <style:list-level-properties text:space-before="0.00pt" text:min-label-width="18.00pt"/>
        <style:text-properties fo:font-family="Symbol"/>
      </text:list-level-style-bullet>
    </text:list-style>
    <style:style style:name="P16" style:family="paragraph">
      <style:paragraph-properties fo:line-height="100.00%" fo:text-align="left" fo:margin-left="-18.00pt" fo:text-indent="18.00pt"/>
    </style:style>
    <style:style style:name="P17" style:family="paragraph">
      <style:paragraph-properties fo:line-height="100.00%" fo:text-align="left"/>
    </style:style>
    <style:style style:name="P18" style:family="paragraph">
      <style:paragraph-properties fo:line-height="150.00%" fo:text-align="left"/>
    </style:style>
    <style:style style:name="P19" style:family="paragraph">
      <style:paragraph-properties fo:line-height="150.00%" fo:text-align="left"/>
    </style:style>
    <style:style style:name="P20" style:family="paragraph">
      <style:paragraph-properties fo:line-height="150.00%" fo:text-align="left"/>
    </style:style>
    <style:style style:name="P21" style:family="paragraph">
      <style:paragraph-properties fo:line-height="150.00%" fo:text-align="left"/>
    </style:style>
    <style:style style:name="P22" style:family="paragraph">
      <style:paragraph-properties fo:line-height="150.00%" fo:text-align="left"/>
    </style:style>
    <style:style style:name="P23" style:family="paragraph">
      <style:paragraph-properties fo:line-height="150.00%" fo:text-align="left"/>
    </style:style>
    <style:style style:name="P24" style:family="paragraph">
      <style:paragraph-properties fo:line-height="150.00%" fo:text-align="left"/>
    </style:style>
    <style:style style:name="P25" style:family="paragraph">
      <style:paragraph-properties fo:line-height="150.00%" fo:text-align="left"/>
    </style:style>
    <style:style style:name="P26" style:family="paragraph">
      <style:paragraph-properties fo:line-height="150.00%" fo:text-align="left"/>
    </style:style>
    <style:style style:name="P27" style:family="paragraph">
      <style:paragraph-properties fo:line-height="150.00%" fo:text-align="left"/>
    </style:style>
    <style:style style:name="P28" style:family="paragraph">
      <style:paragraph-properties fo:line-height="150.00%" fo:text-align="left"/>
    </style:style>
    <style:style style:name="P29" style:family="paragraph">
      <style:paragraph-properties fo:line-height="150.00%" fo:text-align="left"/>
    </style:style>
    <style:style style:name="P30" style:family="paragraph">
      <style:paragraph-properties fo:line-height="150.00%" fo:text-align="left"/>
    </style:style>
    <style:style style:name="P31" style:family="paragraph">
      <style:paragraph-properties fo:line-height="150.00%" fo:text-align="left"/>
    </style:style>
    <style:style style:name="P32" style:family="paragraph">
      <style:paragraph-properties fo:line-height="150.00%" fo:text-align="left"/>
    </style:style>
    <style:style style:name="P33" style:family="paragraph">
      <style:paragraph-properties fo:line-height="150.00%" fo:text-align="left"/>
    </style:style>
    <style:style style:name="P34" style:family="paragraph">
      <style:paragraph-properties fo:line-height="150.00%" fo:text-align="left"/>
    </style:style>
    <style:style style:name="P35" style:family="paragraph">
      <style:paragraph-properties fo:line-height="150.00%" fo:text-align="left"/>
    </style:style>
    <style:style style:name="P36" style:family="paragraph">
      <style:paragraph-properties fo:line-height="150.00%" fo:text-align="justify"/>
    </style:style>
    <style:style style:name="P37" style:family="paragraph">
      <style:paragraph-properties fo:line-height="150.00%" fo:text-align="justify"/>
    </style:style>
    <style:style style:name="P38" style:family="paragraph">
      <style:paragraph-properties fo:line-height="150.00%" fo:text-align="left"/>
    </style:style>
    <style:style style:name="P39" style:family="paragraph">
      <style:paragraph-properties fo:line-height="150.00%" fo:text-align="left"/>
    </style:style>
    <style:style style:name="P40" style:family="paragraph">
      <style:paragraph-properties fo:line-height="150.00%" fo:text-align="left"/>
    </style:style>
    <style:style style:name="P41" style:family="paragraph">
      <style:paragraph-properties fo:line-height="150.00%" fo:text-align="left"/>
    </style:style>
    <style:style style:name="P42" style:family="paragraph">
      <style:paragraph-properties fo:line-height="150.00%" fo:text-align="left"/>
    </style:style>
    <style:style style:name="P43" style:family="paragraph">
      <style:paragraph-properties fo:line-height="150.00%" fo:text-align="left"/>
    </style:style>
    <style:style style:name="P44" style:family="paragraph">
      <style:paragraph-properties fo:line-height="150.00%" fo:text-align="left"/>
    </style:style>
    <style:style style:name="P45" style:family="paragraph">
      <style:paragraph-properties fo:line-height="150.00%" fo:text-align="left"/>
    </style:style>
    <style:style style:name="P46" style:family="paragraph">
      <style:paragraph-properties fo:line-height="150.00%" fo:text-align="left"/>
    </style:style>
    <style:style style:name="P47" style:family="paragraph">
      <style:paragraph-properties fo:line-height="150.00%" fo:text-align="left"/>
    </style:style>
    <style:style style:name="P48" style:family="paragraph">
      <style:paragraph-properties fo:line-height="150.00%" fo:text-align="left"/>
    </style:style>
    <style:style style:name="P49" style:family="paragraph">
      <style:paragraph-properties fo:line-height="150.00%" fo:text-align="left"/>
    </style:style>
    <style:style style:name="P50" style:family="paragraph">
      <style:paragraph-properties fo:line-height="150.00%" fo:text-align="left"/>
    </style:style>
    <style:style style:name="P51" style:family="paragraph">
      <style:paragraph-properties fo:line-height="150.00%" fo:text-align="left"/>
    </style:style>
    <style:style style:name="P52" style:family="paragraph">
      <style:paragraph-properties fo:line-height="150.00%" fo:text-align="left"/>
    </style:style>
    <style:style style:name="P53" style:family="paragraph">
      <style:paragraph-properties fo:line-height="150.00%" fo:text-align="left"/>
    </style:style>
    <style:style style:name="P54" style:family="paragraph">
      <style:paragraph-properties fo:line-height="150.00%" fo:text-align="left"/>
    </style:style>
  </office:automatic-styles>
  <office:body>
    <office:text>
      <text:p text:style-name="P1"><text:span text:style-name="T1">Inhaltsverzeichnis</text:span></text:p>
      <text:p text:style-name="P1"><text:span text:style-name="T2"/></text:p>
      <text:p text:style-name="P2"><text:span text:style-name="T3">1.<text:tab/></text:span><text:span text:style-name="T4">Zielbestimmungen</text:span></text:p>
      <text:p text:style-name="P2"><text:span text:style-name="T5"/></text:p>
      <text:list text:style-name="L3">
        <text:list-item>
          <text:p text:style-name="P3"><text:span text:style-name="T6">Muss-Kriterien</text:span></text:p>
        </text:list-item>
        <text:list-item>
          <text:p text:style-name="P3"><text:span text:style-name="T6">Wunsch-Kriterien</text:span></text:p>
        </text:list-item>
        <text:list-item>
          <text:p text:style-name="P3"><text:span text:style-name="T6">Abgrenzungskriterien</text:span></text:p>
        </text:list-item>
      </text:list>
      <text:p text:style-name="P4"><text:span text:style-name="T7"/></text:p>
      <text:p text:style-name="P5"><text:span text:style-name="T8">2.<text:tab/></text:span><text:span text:style-name="T9">Produkteinsatz</text:span></text:p>
      <text:p text:style-name="P5"><text:span text:style-name="T10"/></text:p>
      <text:list text:style-name="L6">
        <text:list-item>
          <text:p text:style-name="P6"><text:span text:style-name="T11">Beschreibung des Problembereichs</text:span></text:p>
        </text:list-item>
        <text:list-item>
          <text:p text:style-name="P6"><text:span text:style-name="T11">Modell des Problembereichs</text:span></text:p>
        </text:list-item>
        <text:list-item>
          <text:p text:style-name="P6"><text:span text:style-name="T11">Glossar</text:span></text:p>
        </text:list-item>
      </text:list>
      <text:p text:style-name="P7"><text:span text:style-name="T12"/></text:p>
      <text:p text:style-name="P8"><text:span text:style-name="T13">3.<text:tab/></text:span><text:span text:style-name="T14">Produktfunktionen</text:span></text:p>
      <text:p text:style-name="P8"><text:span text:style-name="T15"/></text:p>
      <text:list text:style-name="L9">
        <text:list-item>
          <text:p text:style-name="P9"><text:span text:style-name="T16">Use-Cases</text:span></text:p>
        </text:list-item>
      </text:list>
      <text:p text:style-name="P10"><text:span text:style-name="T17"/></text:p>
      <text:p text:style-name="P10"><text:span text:style-name="T18"><text:tab/><text:tab/><text:tab/>3.1.1.<text:tab/>A1: Anmeldung</text:span></text:p>
      <text:p text:style-name="P10"><text:span text:style-name="T18"><text:tab/><text:tab/><text:tab/>3.1.2.<text:tab/>A2: Spielvorbereitung</text:span></text:p>
      <text:p text:style-name="P10"><text:span text:style-name="T18"><text:tab/><text:tab/><text:tab/>3.1.3.<text:tab/>A3: Spiel starten</text:span></text:p>
      <text:p text:style-name="P10"><text:span text:style-name="T18"><text:tab/><text:tab/><text:tab/>3.1.4.<text:tab/>A4: Bomberman steuern</text:span></text:p>
      <text:p text:style-name="P10"><text:span text:style-name="T18"><text:tab/><text:tab/><text:tab/>3.1.5.<text:tab/>A5: Spiel verwalten</text:span></text:p>
      <text:p text:style-name="P10"><text:span text:style-name="T18"><text:tab/><text:tab/><text:tab/>3.1.6.<text:tab/>A6: Spiel beenden</text:span></text:p>
      <text:p text:style-name="P10"><text:span text:style-name="T18"><text:tab/><text:tab/><text:tab/>3.1.7.<text:tab/>A7: Scoreboard anzeigen</text:span></text:p>
      <text:p text:style-name="P10"><text:span text:style-name="T18"><text:tab/><text:tab/><text:tab/>3.1.8.<text:tab/>A8: Verbindungsproblem</text:span></text:p>
      <text:p text:style-name="P10"><text:span text:style-name="T18"><text:tab/><text:tab/><text:tab/>3.1.9.<text:tab/>A9: Spieler trennen</text:span></text:p>
      <text:p text:style-name="P10"><text:span text:style-name="T19"/></text:p>
      <text:list text:style-name="L11">
        <text:list-item>
          <text:p text:style-name="P11"><text:span text:style-name="T20">Grafische Benutzeroberfläche</text:span></text:p>
        </text:list-item>
      </text:list>
      <text:p text:style-name="P12"><text:span text:style-name="T21"/></text:p>
      <text:p text:style-name="P12"><text:span text:style-name="T22"><text:tab/><text:tab/><text:tab/>3.2.1.<text:tab/>Start Bildschirm</text:span></text:p>
      <text:p text:style-name="P12"><text:span text:style-name="T22"><text:tab/><text:tab/><text:tab/>3.2.2.<text:tab/>Menü Bildschirm</text:span></text:p>
      <text:p text:style-name="P12"><text:span text:style-name="T22"><text:tab/><text:tab/><text:tab/>3.2.3.<text:tab/>Serverlisten Bildschirm</text:span></text:p>
      <text:p text:style-name="P12"><text:span text:style-name="T22"><text:tab/><text:tab/><text:tab/>3.2.4.<text:tab/>Steuerungs Bildschirm</text:span></text:p>
      <text:p text:style-name="P12"><text:span text:style-name="T22"><text:tab/><text:tab/><text:tab/>3.2.5.<text:tab/>Spiel Bildschirm</text:span></text:p>
      <text:p text:style-name="P12"><text:span text:style-name="T22"><text:tab/><text:tab/><text:tab/>3.2.6.<text:tab/>Fehler Bildschirm</text:span></text:p>
      <text:p text:style-name="P12"><text:span text:style-name="T23"/></text:p>
      <text:p text:style-name="P13"><text:span text:style-name="T24">4.<text:tab/></text:span><text:span text:style-name="T25">Produktcharakteristiken</text:span></text:p>
      <text:p text:style-name="P13"><text:span text:style-name="T26"/></text:p>
      <text:list text:style-name="L14">
        <text:list-item>
          <text:p text:style-name="P14"><text:span text:style-name="T27">Systemanforderungen</text:span></text:p>
        </text:list-item>
      </text:list>
      <text:p text:style-name="P15"><text:span text:style-name="T28"/></text:p>
      <text:p text:style-name="P15"><text:span text:style-name="T29"><text:tab/><text:tab/><text:tab/>4.1.1.<text:tab/>Hardware-Anforderungen</text:span></text:p>
      <text:p text:style-name="P15"><text:span text:style-name="T29"><text:tab/><text:tab/><text:tab/>4.1.2.<text:tab/>Softwareumgebung</text:span></text:p>
      <text:p text:style-name="P15"><text:span text:style-name="T29"><text:tab/><text:tab/><text:tab/>4.1.3.<text:tab/>Entwicklungsumgebung</text:span></text:p>
      <text:p text:style-name="P15"><text:span text:style-name="T30"/></text:p>
      <text:list text:style-name="L16">
        <text:list-item>
          <text:p text:style-name="P16"><text:span text:style-name="T31">Nicht-funktionale Anforderungen</text:span></text:p>
        </text:list-item>
      </text:list>
      <text:p text:style-name="P17"><text:span text:style-name="T32"/></text:p>
      <text:p text:style-name="P17"><text:span text:style-name="T32"/></text:p>
      <text:p text:style-name="P17"><text:span text:style-name="T32"/></text:p>
      <text:p text:style-name="P17"><text:span text:style-name="T32"/></text:p>
      <text:p text:style-name="P17"><text:span text:style-name="T32"/></text:p>
      <text:p text:style-name="P17"><text:span text:style-name="T32"/></text:p>
      <text:p text:style-name="P17"><text:span text:style-name="T32"/></text:p>
      <text:p text:style-name="P18"><text:span text:style-name="T33">1. Zielbestimmungen</text:span></text:p>
      <text:p text:style-name="P18"><text:span text:style-name="T34"/></text:p>
      <text:p text:style-name="P19"><text:span text:style-name="T35">1.1. Muss-Kriterien</text:span></text:p>
      <text:p text:style-name="P19"><text:span text:style-name="T36">Die von unserem Team zu entwickelnde Software wird das Spielprinzip des bekannten Computerspiele-Klassikers „Bomberman“ umsetzen. Es wird einen Java basierten Client und Server geben.</text:span></text:p>
      <text:p text:style-name="P19"><text:span text:style-name="T36">Zum Client gehört unter anderem die grafische Oberfläche (GUI), welche das Spielmenü und das Spielfeld für den Benutzer übersichtlich darstellt.</text:span></text:p>
      <text:p text:style-name="P19"><text:span text:style-name="T36">Der Server unterteilt sich in einen Verwaltungsserver und mehreren Spielserver. Der Verwaltungsserver zeigt dem Client alle verfügbaren Spielserver an und leitet die Verbindung zwischen Client und Spielserver ein. Die einzelnen Spielserver berechnen alle Spielfeldveränderungen im jeweiligen Spiel und senden diese Veränderungen an die Clients. Zu einem Spielserver können sich mindestens 2 und maximal 4 Clients verbinden.</text:span></text:p>
      <text:p text:style-name="P19"><text:span text:style-name="T36">Die Verbindung zwischen Client und Server wird mittels Internetprotokoll (IP) realisiert. Bei Verbindungsproblemen wird ein entsprechender Fehler angezeigt und der Spieler wird nach einer bestimmten Zeit im aktiven Spiel zerstört.</text:span></text:p>
      <text:p text:style-name="P19"><text:span text:style-name="T36">Der Quellcode wird in Java geschrieben und mittels ausreichender Kommentare übersichtlich gehalten. Außerdem werden zahlreiche Tests für Client und Server erstellt um sicherzustellen, dass alle Anforderungen erfüllt werden.</text:span></text:p>
      <text:p text:style-name="P19"><text:span text:style-name="T37"/></text:p>
      <text:p text:style-name="P19"><text:span text:style-name="T38">1.2. Wunsch-Kriterien</text:span></text:p>
      <text:p text:style-name="P19"><text:span text:style-name="T39">Unser Entwicklerteam versucht des Weiteren eine funktionstüchtige künstliche Intelligenz (KI) zu implementieren, welche Spieler ersetzen kann und mit der man das Spiel im Einzelspieler Modus spielen kann. </text:span></text:p>
      <text:p text:style-name="P19"><text:span text:style-name="T39">Außerdem ist auch ein Ranking geplant, welches nach dem Beenden eines Spieles alle wichtigen Statistiken der einzelnen Spieler anzeigt.</text:span></text:p>
      <text:p text:style-name="P19"><text:span text:style-name="T39">Die Kompatibilität des Clients und Servers mit jeweils anderen Servern und Clients wird ebenfalls angestrebt. So soll man sich beispielsweise mit unserem Client auch auf Servern anderer Teams einloggen können.</text:span></text:p>
      <text:p text:style-name="P19"><text:span text:style-name="T40"/></text:p>
      <text:p text:style-name="P19"><text:span text:style-name="T41">1.3. Abgrenzungskriterien</text:span></text:p>
      <text:p text:style-name="P19"><text:span text:style-name="T42">Eine Version der Software für mobile Geräte wird es voraussichtlich nicht geben. </text:span></text:p>
      <text:p text:style-name="P19"><text:span text:style-name="T43"/></text:p>
      <text:p text:style-name="P20"><text:span text:style-name="T44">2. Produkteinsatz</text:span></text:p>
      <text:p text:style-name="P20"><text:span text:style-name="T45"/></text:p>
      <text:p text:style-name="P20"><text:span text:style-name="T46">Bei der Entwicklung des Spieles ist es zu Beginn wichtig, den grundlegenden Problembereich - also das klassische "Super Bomberman" von Nintendo - zu analysieren und zu verstehen.</text:span></text:p>
      <text:p text:style-name="P20"><text:span text:style-name="T47"/></text:p>
      <text:p text:style-name="P20"><text:span text:style-name="T48">2.1 Beschreibung des Problembereichs</text:span></text:p>
      <text:p text:style-name="P20"><text:span text:style-name="T49">Der Problembereich basiert auf dem klassischen Bombermanspiel, das 1993 herausgebracht wurde. Dabei soll es 2 bis 4 Spielern möglich sein, auf einem Spielfeld (Map) gegeneinander anzutreten. Ziel dabei ist es, die gegnerischen Spieler mit Bomben zu zerstören und dabei so viele Punkte wie nur möglich zu sammeln.</text:span></text:p>
      <text:p text:style-name="P20"><text:span text:style-name="T50"/></text:p>
      <text:p text:style-name="P20"><text:span text:style-name="T51">2.2 Modell des Problembereichs</text:span></text:p>
      <text:p text:style-name="P20"><draw:frame text:anchor-type="as-char" svg:width="183.09mm" svg:height="131.23mm" style:rel-width="scale" style:rel-height="scale"><draw:object-ole xlink:href="OleObj1"/><draw:image xlink:href="ObjectReplacements/OleObj1"/></draw:frame><text:span text:style-name="T53"><text:tab/>(Abbildung 2.2.a: Modell des Problembereichs)</text:span></text:p>
      <text:p text:style-name="P20"><text:span text:style-name="T54"/></text:p>
      <text:p text:style-name="P20"><text:span text:style-name="T54"/></text:p>
      <text:p text:style-name="P20"><text:span text:style-name="T54"/></text:p>
      <text:p text:style-name="P21"><text:span text:style-name="T55">Die Abbildung 2.2.a zeigt das Domänenmodell, welches grob den Aufbau des Problembereichs darstellt. <text:line-break/>Einer Menge Spielern (Player) ist es dabei möglich sich mit verschiedenen Servern zu verbinden, auf denen dann unterschiedliche Spiele angeboten werden. <text:line-break/>Die Klasse "Game" modelliert dabei ein Bombermanspiel, an dem sich 2 bis 4 Spieler anmelden können, um gegeneinander anzutreten. Dazu werden ein Spielfeld ("GameField") und verschiedene Spielobjekte erstellt, die dann zusammen das Spiel komplettieren. Zu den Spielobjekten gehören ein einzelnes leeres Feld (emptyField), die Spielfiguren (Bomberman), Bomben (Bomb), verschiedene Boni (Boni) und natürlich Mauern (Wall). Diese werden dann auf einem Spielfeld platziert, um ein bestimmtes Spiel zu realisieren.<text:line-break/>Die Spielfiguren können sich dann frei über das Spielfeld bewegen, Bomben legen, Mauern sprengen und Boni sammeln.</text:span></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6"/></text:p>
      <text:p text:style-name="P22"><text:span text:style-name="T57">2.3. Glossar</text:span></text:p>
      <text:p text:style-name="P23"><text:span text:style-name="T58">Das Glossar beinhaltet die wichtigsten Begriffe, die in diesem Pflichtenheft Verwendung finden.</text:span></text:p>
      <text:p text:style-name="P23"><text:span text:style-name="T59"/></text:p>
      <text:p text:style-name="P23"><text:span text:style-name="T60">Muss-Kriterien</text:span><text:span text:style-name="T61">:</text:span></text:p>
      <text:p text:style-name="P23"><text:span text:style-name="T61">Diese Kriterien werden in der finalen Software in jedem Fall verfügbar sein.</text:span></text:p>
      <text:p text:style-name="P23"><text:span text:style-name="T62"/></text:p>
      <text:p text:style-name="P23"><text:span text:style-name="T63">Wunsch-Kriterien</text:span><text:span text:style-name="T64">:</text:span></text:p>
      <text:p text:style-name="P23"><text:span text:style-name="T64">Unser Entwicklerteam versucht diese Kriterien umzusetzen.</text:span></text:p>
      <text:p text:style-name="P23"><text:span text:style-name="T65"/></text:p>
      <text:p text:style-name="P23"><text:span text:style-name="T66">Abgrenzungskriterien</text:span><text:span text:style-name="T67">:<text:line-break/>Diese Kriterien werden nicht in der finalen Software verfügbar sein.</text:span></text:p>
      <text:p text:style-name="P23"><text:span text:style-name="T68"/></text:p>
      <text:p text:style-name="P23"><text:span text:style-name="T69">Spieler</text:span><text:span text:style-name="T70">: </text:span></text:p>
      <text:p text:style-name="P23"><text:span text:style-name="T70">Die Person, die das Spiel Bomberman spielt.</text:span></text:p>
      <text:p text:style-name="P23"><text:span text:style-name="T71"/></text:p>
      <text:p text:style-name="P23"><text:span text:style-name="T72">Client</text:span><text:span text:style-name="T73">:</text:span></text:p>
      <text:p text:style-name="P23"><text:span text:style-name="T73">Der Spieler benutzt einen Client (Software) auf seinen lokalen Rechner, um zu spielen.</text:span></text:p>
      <text:p text:style-name="P23"><text:span text:style-name="T74"/></text:p>
      <text:p text:style-name="P23"><text:span text:style-name="T75">Spielserver</text:span><text:span text:style-name="T76">:</text:span></text:p>
      <text:p text:style-name="P23"><text:span text:style-name="T76">Server, der spielrelevante Daten berechnet und bereitstellt.</text:span></text:p>
      <text:p text:style-name="P23"><text:span text:style-name="T77"/></text:p>
      <text:p text:style-name="P23"><text:span text:style-name="T78">Verwaltungsserver</text:span><text:span text:style-name="T79">:<text:line-break/>Server, der die Spielserver auflistet und den Clients ermöglicht einen von diesen auszuwählen.</text:span></text:p>
      <text:p text:style-name="P23"><text:span text:style-name="T80"/></text:p>
      <text:p text:style-name="P23"><text:span text:style-name="T81">Spiel</text:span><text:span text:style-name="T82">:</text:span></text:p>
      <text:p text:style-name="P23"><text:span text:style-name="T82">Synonym: Game</text:span></text:p>
      <text:p text:style-name="P23"><text:span text:style-name="T82">Eine Instanz von „Bomberman“, welche mit der Kommunikation von Server und Client spielbar ist.</text:span></text:p>
      <text:p text:style-name="P23"><text:span text:style-name="T83"/></text:p>
      <text:p text:style-name="P23"><text:span text:style-name="T84">Administrator</text:span><text:span text:style-name="T85"><text:s/>(des Spiels):<text:line-break/>Spieler, welcher zuerst den Spielserver betreten hat und damit das recht hat, ein Spiel zu starten.</text:span></text:p>
      <text:p text:style-name="P23"><text:span text:style-name="T86"/></text:p>
      <text:p text:style-name="P23"><text:span text:style-name="T87">Grafischen (Benutzer) Oberfläche</text:span><text:span text:style-name="T88"><text:s/>(GUI):<text:line-break/>Die grafische Benutzeroberfläche visualisiert das Programm anschaulich und übersichtlich, um dem Benutzer die Bedienung zu vereinfachen.</text:span></text:p>
      <text:p text:style-name="P23"><text:span text:style-name="T89"/></text:p>
      <text:p text:style-name="P23"><text:span text:style-name="T90">Spielmenü</text:span><text:span text:style-name="T91">:<text:line-break/>Das Spielmenü zeigt die verschiedenen Optionen an, welche der Benutzer nach dem Starten des Spiels auswählen kann.</text:span></text:p>
      <text:p text:style-name="P23"><text:span text:style-name="T92"/></text:p>
      <text:p text:style-name="P23"><text:span text:style-name="T93">Internetprotokoll</text:span><text:span text:style-name="T94"><text:s/>(IP):<text:line-break/>Mit Hilfe des Internetprotokolls werden die Verbindungen und die Kommunikation zwischen Client und Server realisiert.</text:span></text:p>
      <text:p text:style-name="P23"><text:span text:style-name="T95"/></text:p>
      <text:p text:style-name="P23"><text:span text:style-name="T96">Multiplayer</text:span><text:span text:style-name="T97">:</text:span></text:p>
      <text:p text:style-name="P23"><text:span text:style-name="T97">Synonym: Mehrspieler</text:span></text:p>
      <text:p text:style-name="P23"><text:span text:style-name="T97">Die Möglichkeit das Spiel „Bomberman“ über ein Netzwerk von Computern zu spielen.</text:span></text:p>
      <text:p text:style-name="P23"><text:span text:style-name="T98"/></text:p>
      <text:p text:style-name="P23"><text:span text:style-name="T99">Frames per second</text:span><text:span text:style-name="T100"><text:s/>(FPS):<text:line-break/>Anzahl gerenderte Bilder, die Pro Sekunde auf einem Bildschirm angezeigt werden.</text:span></text:p>
      <text:p text:style-name="P23"><text:span text:style-name="T101"/></text:p>
      <text:p text:style-name="P23"><text:span text:style-name="T102">Java</text:span><text:span text:style-name="T103">:<text:line-break/>Java ist die Programmiersprache in der unsere Software geschrieben wird.</text:span></text:p>
      <text:p text:style-name="P23"><text:span text:style-name="T104"/></text:p>
      <text:p text:style-name="P23"><text:span text:style-name="T105">Spielobjekte</text:span><text:span text:style-name="T106">: (GAME OBJECTS)</text:span></text:p>
      <text:p text:style-name="P23"><text:span text:style-name="T107"/></text:p>
      <text:p text:style-name="P23"><text:span text:style-name="T108"><text:tab/></text:span><text:span text:style-name="T109">Bomberman</text:span><text:span text:style-name="T110">:<text:line-break/><text:tab/>Die vom Benutzer gesteuerte Spielfigur. Er kann Bomben legen, sich auf dem <text:tab/>Spielfeld bewegen und Power-Ups aufnehmen. </text:span></text:p>
      <text:p text:style-name="P23"><text:span text:style-name="T110"><text:tab/>Synonym: Spieler, Spielfigur</text:span></text:p>
      <text:p text:style-name="P23"><text:span text:style-name="T111"/></text:p>
      <text:p text:style-name="P23"><text:span text:style-name="T111"/></text:p>
      <text:p text:style-name="P23"><text:span text:style-name="T112"><text:tab/></text:span><text:span text:style-name="T113">Zerstörbare/Feste Mauer</text:span><text:span text:style-name="T114">: (WALL)<text:line-break/><text:tab/>Ein Hindernis, welches entweder mit einer Bombe zerstört werden kann, oder <text:tab/>unzerstörbar <text:tab/>ist.</text:span></text:p>
      <text:p text:style-name="P23"><text:span text:style-name="T115"/></text:p>
      <text:p text:style-name="P23"><text:span text:style-name="T116"><text:tab/></text:span></text:p>
      <text:p text:style-name="P23"><text:span text:style-name="T116"><text:tab/></text:span><text:span text:style-name="T117">Bombe</text:span><text:span text:style-name="T118">: (BOMB)</text:span></text:p>
      <text:p text:style-name="P23"><text:span text:style-name="T118"><text:tab/>Eine vom Spieler gelegte Bombe explodiert nach N Sekunden, und zerstört jede <text:tab/>zerstörbare Mauer und jeden Spieler in ihrem Explosionsradius.</text:span></text:p>
      <text:p text:style-name="P23"><text:span text:style-name="T119"/></text:p>
      <text:p text:style-name="P23"><text:span text:style-name="T120"><text:tab/></text:span><text:span text:style-name="T121">Boni</text:span><text:span text:style-name="T122">:<text:line-break/><text:tab/>Spezielle aufsammelbare Objekte im Spiel, welche den Spieler einen Vorteil <text:tab/>verschaffen, zB. Explosionsradius erhöhen oder Explosionszeit verringern.</text:span></text:p>
      <text:p text:style-name="P23"><text:span text:style-name="T123"/></text:p>
      <text:p text:style-name="P23"><text:span text:style-name="T124"><text:tab/></text:span><text:span text:style-name="T125">Feld</text:span><text:span text:style-name="T126">: (EMPTY FIELD)<text:line-break/><text:tab/>Auf einem Feld kann entweder eine Zerstörbare/Feste Mauer, eine Bombe, ein Powerup oder ein Spieler stehen.</text:span></text:p>
      <text:p text:style-name="P23"><text:span text:style-name="T127"/></text:p>
      <text:p text:style-name="P23"><text:span text:style-name="T128">Spielfeld</text:span><text:span text:style-name="T129">: (GAMEFIELD) </text:span></text:p>
      <text:p text:style-name="P23"><text:span text:style-name="T129">Synonyme: Spielkarte</text:span></text:p>
      <text:p text:style-name="P23"><text:span text:style-name="T129">Besteht aus N*M Feldern. Auf einem Spielfeld wird das Spiel ausgetragen. Beinhaltet alle Spielobjekte.</text:span></text:p>
      <text:p text:style-name="P23"><text:span text:style-name="T130"/></text:p>
      <text:p text:style-name="P23"><text:span text:style-name="T131">Scoreboard</text:span><text:span text:style-name="T132">:</text:span></text:p>
      <text:p text:style-name="P23"><text:span text:style-name="T132">Synonym: Ranking<text:line-break/>Spieler bekommen Punkte für das Interagieren mit Spielobjekten. Diese Punkte werden aufaddiert und immer wieder aktualisiert. Am Ende eines Spiels kann man alle Punkte in einer geordneten Liste (Scoreboard)<text:s/></text:span><text:span text:style-name="T133">einsehen.</text:span><text:span text:style-name="T134"/></text:p>
      <text:p text:style-name="P23"><text:span text:style-name="T135"/></text:p>
      <text:p text:style-name="P23"><text:span text:style-name="T135"/></text:p>
      <text:p text:style-name="P23"><text:span text:style-name="T135"/></text:p>
      <text:p text:style-name="P23"><text:span text:style-name="T135"/></text:p>
      <text:p text:style-name="P23"><text:span text:style-name="T135"/></text:p>
      <text:p text:style-name="P23"><text:span text:style-name="T135"/></text:p>
      <text:p text:style-name="P23"><text:span text:style-name="T135"/></text:p>
      <text:p text:style-name="P23"><text:span text:style-name="T135"/></text:p>
      <text:p text:style-name="P23"><text:span text:style-name="T135"/></text:p>
      <text:p text:style-name="P23"><text:span text:style-name="T135"/></text:p>
      <text:p text:style-name="P23"><text:span text:style-name="T135"/></text:p>
      <text:p text:style-name="P23"><text:span text:style-name="T135"/></text:p>
      <text:p text:style-name="P23"><text:span text:style-name="T135"/></text:p>
      <text:p text:style-name="P24"><text:span text:style-name="T136">3. Produktfunktionen</text:span></text:p>
      <text:p text:style-name="P24"><text:span text:style-name="T137"/></text:p>
      <text:p text:style-name="P25"><text:span text:style-name="T138">In diesem Abschnitt werden alle Funktionen behandelt welche dem Benutzer zur Verfügung stehen. Im Vordergrund stehen Anwendungsfälle (Use-Cases), Aktivitäten und Szenarien.</text:span></text:p>
      <text:p text:style-name="P25"><text:span text:style-name="T139"/></text:p>
      <text:p text:style-name="P25"><text:span text:style-name="T140">3.1. Use-Cases</text:span></text:p>
      <text:p text:style-name="P25"><text:span text:style-name="T141">Im folgenden werden die Produktfunktionen des Spiels „Bomberman“ vorgestellt. Einführend beschreibt ein Use-Case-Diagram die Funktionalität der zu entwickelnden Software. Anschließend wird jeder Anwendungsfall nochmal expliziert in seiner Funktionalität erläutert.</text:span></text:p>
      <text:p text:style-name="P25"><draw:frame text:anchor-type="as-char" svg:width="185.74mm" svg:height="161.40mm" style:rel-width="scale" style:rel-height="scale"><draw:object-ole xlink:href="OleObj2"/><draw:image xlink:href="ObjectReplacements/OleObj2"/></draw:frame><text:span text:style-name="T143"><text:tab/>(Abbildung 3.1.a: Use-Case-Diagramm)</text:span></text:p>
      <text:p text:style-name="P25"><text:span text:style-name="T143">Mittels Aktivitäten Diagramm werden die Anwendungsfälle A1-A9 dargestellt und erläutert. Anschließend wird an Beispielszenarien ein bestimmter Ablauf im „Bomberman“-System durchgespielt.</text:span></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5"><text:span text:style-name="T144"/></text:p>
      <text:p text:style-name="P26"><text:span text:style-name="T145">3.1.1. A1: Anmeldung</text:span></text:p>
      <text:p text:style-name="P27"><text:span text:style-name="T146">Hier wird der Anmelde- und Verbindungsvorgang erklärt. Zuerst verbindet sich der Client mit dem Verwaltungsserver, welcher eine Liste der zu erreichenden Spielserver anzeigt. Die Anzahl der verbundenen Clients mit dem jeweiligen Spielserver werden ebenfalls angezeigt. Dann wählt der Client einen Spielserver und verbindet sich mit diesen. Als vorletzten Schritt wählt der Client noch einen Benutzernamen, unter dem er auf den Spielserver registriert wird. Der Spielserver bereitet nun das Spiel vor.</text:span></text:p>
      <text:p text:style-name="P27"><draw:frame text:anchor-type="as-char" svg:width="150.28mm" svg:height="197.11mm" style:rel-width="scale" style:rel-height="scale"><draw:object-ole xlink:href="OleObj3"/><draw:image xlink:href="ObjectReplacements/OleObj3"/></draw:frame><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7"/></text:p>
      <text:p text:style-name="P27"><text:span text:style-name="T148"><text:tab/>(Abbildung 3.1.b: Anmeldung)</text:span></text:p>
      <text:p text:style-name="P27"><text:span text:style-name="T149">3.1.2. A2: Spielvorbereitung</text:span></text:p>
      <text:p text:style-name="P27"><text:span text:style-name="T150">Nach dem betreten des Spielservers kommt der Spieler in einen sogenannten Spielraum (Lobby), wo er auf das Starten des Spiels wartet. Wenn sich der erste Spieler zu einem Spielserver verbindet, startet dieser Server einen Initialvorgang, indem er die Spielkarte erstellt und den ersten und jeden weiteren Spieler für alle anderen sichtbar macht; also seinen Benutzernamen anzeigt. Hinzu kommt, dass der Server jedem Spieler eine Startposition und Farbe zuweist.<text:s text:c="2"/></text:span></text:p>
      <text:p text:style-name="P27"><draw:frame text:anchor-type="as-char" svg:width="138.91mm" svg:height="188.91mm" style:rel-width="scale" style:rel-height="scale"><draw:object-ole xlink:href="OleObj4"/><draw:image xlink:href="ObjectReplacements/OleObj4"/></draw:frame><text:span text:style-name="T152"><text:tab/>(Abbildung 3.1.c: Spielvorbereitung)</text:span></text:p>
      <text:p text:style-name="P27"><text:span text:style-name="T153">3.1.3. A3: Spiel starten</text:span></text:p>
      <text:p text:style-name="P27"><text:span text:style-name="T154">Der Spielstart wird vom Spielserver berwaltet und ist von zwei Faktoren abhängig. Entweder die maximale Spieleranzahl (4) ist erreicht oder es sind mindestens zwei Spieler verbunden und der Spieler, der sich zu erst mit dem Spielserver verbunden hat (Spieladministrator) startet das Spiel. Wenn einer dieser zwei Optionen eingetreten ist, startet der Server das Spiel.</text:span><draw:frame text:anchor-type="as-char" svg:width="153.19mm" svg:height="201.35mm" style:rel-width="scale" style:rel-height="scale"><draw:object-ole xlink:href="OleObj5"/><draw:image xlink:href="ObjectReplacements/OleObj5"/></draw:frame><text:span text:style-name="T156"/></text:p>
      <text:p text:style-name="P27"><text:span text:style-name="T156"><text:tab/>(Abbildung 3.1.d: Spiel starten)</text:span></text:p>
      <text:p text:style-name="P27"><text:span text:style-name="T157">3.1.4. A4: Bomberman steuern</text:span></text:p>
      <text:p text:style-name="P27"><text:span text:style-name="T158">Das Steuern der Spielfigur im Spiel ist vom Client abhängig. Es werden die Eingaben des Spielers vom Client eingelesen und zunächst geprüft, ob der Benutzer sich durch eine KI ersetzen lassen möchte. Danach generiert der Client entweder einen Spielzug der KI oder nimmt die Eingaben des Spielers und sendet diese an den Spielserver weiter. Dieser verarbeitet dann</text:span><text:span text:style-name="T159"><text:s/>- wie in A5 beschrieben -<text:s/></text:span><text:span text:style-name="T160">die Eingaben und schickt daraufhin die Spielinformationen an den Client zurück. Als letzten Schritt zeichnet der Client nun die aktuelle Spielkarte und gibt diese auf dem Bildschirm aus.</text:span></text:p>
      <text:p text:style-name="P27"><draw:frame text:anchor-type="as-char" svg:width="152.14mm" svg:height="185.74mm" style:rel-width="scale" style:rel-height="scale"><draw:object-ole xlink:href="OleObj6"/><draw:image xlink:href="ObjectReplacements/OleObj6"/></draw:frame><text:span text:style-name="T162"><text:tab/>(Abbildung 3.1.e: Bomberman steuern)</text:span></text:p>
      <text:p text:style-name="P27"><text:span text:style-name="T163">3.1.5. A5: Spiel verwalten</text:span></text:p>
      <text:p text:style-name="P27"><text:span text:style-name="T164">Die Spielverwaltung läuft vollständig auf dem Spielserver ab. Dieser prüft immer wieder, ob noch genügend Spieler im Spiel vorhanden sind und berechnet danach aus den Eingaben, die ihm jeder Client sendet das Spielfeld neu. Nach dem errechnen des neuen Spielfelds sendet der Spielserver die aktuellen Spielfelddaten an alle Clients.</text:span></text:p>
      <text:p text:style-name="P28"><draw:frame text:anchor-type="as-char" svg:width="170.13mm" svg:height="165.89mm" style:rel-width="scale" style:rel-height="scale"><draw:object-ole xlink:href="OleObj7"/><draw:image xlink:href="ObjectReplacements/OleObj7"/></draw:frame><text:span text:style-name="T166"><text:tab/></text:span><text:span text:style-name="T167">(Abbildung 3.1.f: Spiel verwalten)</text:span></text:p>
      <text:p text:style-name="P29"><text:span text:style-name="T168">3.1.6. A6: Spiel beenden</text:span></text:p>
      <text:p text:style-name="P29"><text:span text:style-name="T169">Um ein Spiel zu beenden, muss entweder ein oder kein Bomberman auf der Spielkarte verbleiben. Falls eine dieser genannten Bedingungen eintritt, beendet der Server die Spielverwaltung und zeigt die erreichten Punkte jedes einzelnen Spielers in einem Scoreboard an. Danach trennt der Server alle Client-Verbindungen zum Server. Wenn mehr als ein Spieler verbleibt, wird die Verwaltung des Spiels fortgesetzt. </text:span></text:p>
      <text:p text:style-name="P29"><draw:frame text:anchor-type="as-char" svg:width="125.68mm" svg:height="168.28mm" style:rel-width="scale" style:rel-height="scale"><draw:object-ole xlink:href="OleObj8"/><draw:image xlink:href="ObjectReplacements/OleObj8"/></draw:frame><text:span text:style-name="T171"><text:tab/>(Abbildung 3.1.g: Spiel beenden)</text:span></text:p>
      <text:p text:style-name="P29"><text:span text:style-name="T172">Szenario für Use Cases „Spiel starten“ und „Spiel verwalten“</text:span></text:p>
      <text:p text:style-name="P30"><text:span text:style-name="T173">Zweck:</text:span></text:p>
      <text:p text:style-name="P31"><text:span text:style-name="T174">Das Szenario beschreibt, wie sich Verbindungsprobleme auf den Spielverlauf/-ausgang auswirken.</text:span></text:p>
      <text:p text:style-name="P31"><text:span text:style-name="T175"/></text:p>
      <text:p text:style-name="P32"><text:span text:style-name="T176">Akteure und Ausrüstung:</text:span></text:p>
      <text:p text:style-name="P33"><text:span text:style-name="T177">Zwei beliebige Personen, die Zugang zum Spiel haben und über eine funktionierende Internetverbindung verfügen.</text:span></text:p>
      <text:p text:style-name="P33"><text:span text:style-name="T178"/></text:p>
      <text:p text:style-name="P33"><text:span text:style-name="T179">Szenario:</text:span></text:p>
      <text:p text:style-name="P33"><text:span text:style-name="T180">Spieler 1 loggt sich als Erster ins Spiel ein und wird dadurch vom Server zum Administrator des aktuellen Spiels gemacht. Er hat nun die Möglichkeit das Spiel bei Anwesenheit von minindestens einem weiteren Spieler zu starten.<text:line-break/>Nun Spieler 2 loggt sich ein.<text:line-break/>Der Server prüft die Anzahl der Spieler und erkennt, dass sich zwei Spieler eingeloggt haben, was die Mindestanforderung für den Start des Spiels erfüllt.<text:line-break/>Spieler 1 sieht den Startbutton in der Mitte seines Bildschirms grün aufleuchten und drückt ihn.</text:span></text:p>
      <text:p text:style-name="P33"><text:span text:style-name="T180">Der Server erkennt einen Spielstart durch den Administrator und startet das Spiel.<text:line-break/>Spieler 1 befindet sich an Position 1 und Spieler 2 an Position 2. Es gibt kein Durchkommen zu einander, weil der gesamte mittlere Bereich des Spielfeldes durch sprengbare und nichtsprengbare Mauern blockiert ist.<text:line-break/>Spieler 1 fängt an Bomben zu legen und Mauern zu zerstören. Bei Spieler 2 treten Verbindungsprobleme auf. Somit kan derr Server keine Daten mehr von ihm erhalten, was als „keine Aktion“ angesehen wird.<text:line-break/>Dadurch, dass keine Aktionen vom Spieler 2 kommt, wird sein „keine Aktion“-Timer nicht mehr auf Null gesetzt.<text:line-break/>Nach dem Timeout hat es Spieler 1 noch nicht geschafft Spieler 2 aus dem Spiel zu befördern.<text:line-break/>Da der Timeout abgelaufen ist, wird Spieler 2 vom Server automatisch zur Explosion gebracht.<text:line-break/>Weil sich jetzt nur noch ein Spieler auf dem Spielfeld befindet, bricht der Server das aktuelle Spiel ab, berechnet die Statistik inklusive des Ranges und sendet schleißlich die Daten an alle Clients.<text:line-break/>Spieler 1 hat durch das Sprengen von Mauern, und dadurch, dass er als Letzter im Spiel war, die meisten Punkte gesammelt und somit gewonnen.</text:span></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1"/></text:p>
      <text:p text:style-name="P33"><text:span text:style-name="T182">3.1.7. A7: Scoreboard anzeigen</text:span></text:p>
      <text:p text:style-name="P33"><draw:frame text:anchor-type="as-char" svg:width="148.43mm" svg:height="152.40mm" style:rel-width="scale" style:rel-height="scale"><draw:object-ole xlink:href="OleObj9"/><draw:image xlink:href="ObjectReplacements/OleObj9"/></draw:frame><text:span text:style-name="T184">Das Scoreboard wird vom Spielserver schon während des Spieles gepflegt. Jeder Spieler bekommt Punkte für das Interagieren mit Spielobjekten, also beispielsweise das Zerstören einer Mauer oder Töten eines gegnerischen Bombermans. Am Ende eines Spiels werden diese Punkte in einem Ranking von entsprechend der Spieleranzahl aufgelistet.</text:span></text:p>
      <text:p text:style-name="P33"><text:span text:style-name="T184"><text:tab/>(Abbildung 3.1.h: Scoreboard anzeigen)</text:span></text:p>
      <text:p text:style-name="P33"><text:span text:style-name="T185"/></text:p>
      <text:p text:style-name="P33"><text:span text:style-name="T185"/></text:p>
      <text:p text:style-name="P33"><text:span text:style-name="T185"/></text:p>
      <text:p text:style-name="P33"><text:span text:style-name="T185"/></text:p>
      <text:p text:style-name="P33"><text:span text:style-name="T185"/></text:p>
      <text:p text:style-name="P33"><text:span text:style-name="T185"/></text:p>
      <text:p text:style-name="P33"><text:span text:style-name="T185"/></text:p>
      <text:p text:style-name="P33"><text:span text:style-name="T185"/></text:p>
      <text:p text:style-name="P33"><text:span text:style-name="T186">3.1.8. A8: Verbindungsproblem</text:span></text:p>
      <text:p text:style-name="P33"><text:span text:style-name="T187">Verbindungsprobleme werden vom Spielserver behandelt. Hat sich ein Client seit mehr als 30 Sekunden nicht bei dem Spielserver gemeldet, so wird zuerst unterschieden, ob das Spiel gestartet ist oder ob man noch auf den Start des Spiels wartet. <text:line-break/>Beim ersten Fall wird ein Countdown von drei Sekunden gesetzt, woraufhin dann der Bomberman des Spielers explodiert, welcher die Verbindung verloren hat. Dieser scheidet damit aus dem Spiel aus.<text:line-break/>Im zweiten Fall (Spiel hat noch nicht begonnen) wird der Client mit der fehlenden Verbindung aus der Spielerliste der Spielvorbereitung entfernt.</text:span></text:p>
      <text:p text:style-name="P33"><draw:frame text:anchor-type="as-char" svg:width="170.13mm" svg:height="159.54mm" style:rel-width="scale" style:rel-height="scale"><draw:object-ole xlink:href="OleObj10"/><draw:image xlink:href="ObjectReplacements/OleObj10"/></draw:frame><text:span text:style-name="T188"/></text:p>
      <text:p text:style-name="P33"><text:span text:style-name="T189"><text:tab/>(Abbildung 3.1.i: Verbindungsproblem)</text:span></text:p>
      <text:p text:style-name="P33"><text:span text:style-name="T190"/></text:p>
      <text:p text:style-name="P33"><text:span text:style-name="T190"/></text:p>
      <text:p text:style-name="P33"><text:span text:style-name="T190"/></text:p>
      <text:p text:style-name="P33"><text:span text:style-name="T191">3.1.9. A9: Spieler trennen:</text:span></text:p>
      <text:p text:style-name="P33"><text:span text:style-name="T192">Bei der Trennung eines Spielers handelt es sich einfach um das Entfernen eines Clients vom Spielserver, falls dieser die Verbindung mit dem Spielserver absichtlich oder auch unabsichtlich beendet haben sollte. Danach schickt der Server keine Daten mehr an diesen Client.</text:span></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3"><text:span text:style-name="T193"/></text:p>
      <text:p text:style-name="P34"><text:span text:style-name="T194">Beispielablauf (aus Nutzersicht)</text:span></text:p>
      <text:p text:style-name="P35"><text:span text:style-name="T195">Der folgende Abschnitt soll einen zusammenfassenden Überblick über den gesamten Ablauf des Spiels, vom Anfang bis zum Ende geben und die Nutzeroberfläche aus Nutzersicht beschreiben.</text:span></text:p>
      <text:p text:style-name="P35"><text:span text:style-name="T195">Nachdem der Spieler das Spiel gestartet hat erscheint ein Menü, dass ihn auffordert, einen Namen anzugeben und die Möglichkeit bietet, das Spiel zu verlassen. Der Spieler, nennen wir ihn einfach Spieler 1, gibt seinen Namen ein und bestätigt diesen mit der Eingabetaste. Daraufhin kommt er ins nächste Hauptmenü.</text:span></text:p>
      <text:p text:style-name="P35"><text:span text:style-name="T195">Zu sehen sind in folgender Reihenfolge von unten nach oben die Optionen: „Multiplayer“, „How to play“ und „Exit“. Exit bietet wieder die Möglichkeit, das Spiel zu verlassen. Durch die Auswahl von „How to play“ hat der Spieler die Möglichkeit, die Steuerung einzusehen und diese entsprechend zu konfigurieren. Nehmen wir an das Spieler 1 mit der Steuerung zufrieden ist, so kommt er durch Klicken von „Back to menu“ wieder ins Hauptmenü.</text:span></text:p>
      <text:p text:style-name="P35"><text:span text:style-name="T195">Nun wählt Spieler 1 „Multiplayer“ und bekommt eine Liste von Spielservern, die zur Auswahl stehen, angezeigt. Die Liste zeigt außerdem, wie viele Spieler bereits auf dem Server sind und welche Karte verwendet wird. Spieler 1 kann sich einem Spiel anschließen, entscheidet sich aber dafür einen leeren Server - Server 1 - zu nehmen, was ihm zum Spielleiter des aktuellen Servers macht. Da er momentan noch alleine ist, kann er kein Spiel starten, doch nach wenigen Sekunden verbindet sich Spieler 2 mit dem Server 1. Dadurch bekommt Spieler 1 die Möglichkeit das Spiel zu starten, was er schließlich auch tut.</text:span></text:p>
      <text:p text:style-name="P35"><text:span text:style-name="T195">Nun wird das Spiel gestartet und beide Spieler sehen die gleiche Karte und zwei Bomberman, die jeweils eine eigene Farbe haben. Weiterhin sind die Anzahl der Spieler, der eigenen Punktestand und die Spieldauer zu sehen. Auch gibt es wieder einen Exitbutton, falls ein Spieler das Spiel vorzeitig verlassen möchte.</text:span></text:p>
      <text:p text:style-name="P35"><text:span text:style-name="T195">Beide Spieler beginnen nun durch Eingabe von Befehlen ihre Bomberman zu bewegen.</text:span></text:p>
      <text:p text:style-name="P35"><text:span text:style-name="T195">Durch das Legen von Bomben und Sprengen von Mauern, sammeln beide Spieler Punkte und können evtl. Boni sammeln. Diese werden zufällig auf den Stellen erzeugt wo zuvor Mauern gesprengt wurden. Nach einigen Sprengungen entscheidet sich Spieler 1 die KI für ihn spielen zu lassen, was er auch durch eine im „How to play“-Menü festgelegte Taste kann. Die KI fängt an selbstständig Mauern zu sprengen und Boni zu sammeln und versucht Spieler 2 zu eliminieren, was ihr auch schließlich gelingt. Die aktuelle Karte wird geschlossen, da sich nur noch Spieler 1 im Spiel befindet und beide Spieler bekommt ihren Punktestand und die Platzierung angezeigt. Spieler 1 hat die meisten Punkte sammeln können und ist somit Sieger und auf dem ersten Platz.</text:span></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6"><text:span text:style-name="T196"/></text:p>
      <text:p text:style-name="P37"><text:span text:style-name="T197">3.2. Grafische Benutzeroberfläche</text:span></text:p>
      <text:p text:style-name="P38"><text:span text:style-name="T198">Das Spiel wird über eine grafische Benutzeroberfläche (GUI) seitens des Clients gesteuert. Die folgenden Seiten werden einen Einblick in den ersten Entwurf dieser GUI aufzeigen. Die Abbildungen dienen ausschließlich als Beispiel bzw. Entwurf und können im finalen Produkt abweichend sein.</text:span></text:p>
      <text:p text:style-name="P38"><text:span text:style-name="T198">Beiliegend finden Sie außerdem eine PDF in der Sie die Verlinkungen zwischen den einzelnen Bildschirmen selbst ausprobieren und damit besser verstehen können.</text:span></text:p>
      <text:p text:style-name="P38"><text:span text:style-name="T199"/></text:p>
      <text:p text:style-name="P38"><text:span text:style-name="T200">3.2.1. Start Bildschirm</text:span><text:span text:style-name="T201"><text:s text:c="2"/></text:span></text:p>
      <text:p text:style-name="P38"><text:span text:style-name="T201">Nachdem das Programm gestartet wurde, wird in der GUI der Login Bildschirm angezeigt. Dort hat man die Option, das Spiel zu beenden oder einen Benutzernamen einzugeben. Dieser Name wird zunächst vom System (Server) auf unzulässige Zeichen und Verfügbarkeit geprüft. Wenn kein Fehler auftritt wird man in den Menü Bildschirm<text:s text:c="2"/>(Abb. 3.2.b) weitergeleitet.</text:span></text:p>
      <text:p text:style-name="P38"><text:span text:style-name="T202"/></text:p>
      <text:p text:style-name="P38"><text:span text:style-name="T203"><text:tab/>(Abbildung 3.2.a: Start Bildschirm)</text:span></text:p>
      <text:p text:style-name="P38"><text:span text:style-name="T204"/></text:p>
      <text:p text:style-name="P38"><text:span text:style-name="T204"/></text:p>
      <text:p text:style-name="P38"><text:span text:style-name="T204"/></text:p>
      <text:p text:style-name="P38"><text:span text:style-name="T204"/></text:p>
      <text:p text:style-name="P38"><text:span text:style-name="T204"/></text:p>
      <text:p text:style-name="P39"><text:span text:style-name="T205">3.2.2. Menü Bildschirm</text:span></text:p>
      <text:p text:style-name="P40"><text:span text:style-name="T206">Nachdem man im Menü angelangt ist, hat man dort drei Möglichkeiten zur Auswahl. Unter dem Menürintrag „Play“ gelangt man zur Liste der verfügbaren Server (Abb. 3.2.c).</text:span></text:p>
      <text:p text:style-name="P40"><text:span text:style-name="T206">Der Button „How to play“ führt zum Spielprinzip und zur Erklärung der Steuerung(Abb. 3.2.d).</text:span></text:p>
      <text:p text:style-name="P40"><text:span text:style-name="T206">Schließlich beendet<text:s/></text:span><text:span text:style-name="T207">„Exit“</text:span><text:span text:style-name="T208"><text:s/>das Programm und man kehrt zu Windows zurück.</text:span></text:p>
      <text:p text:style-name="P40"><text:span text:style-name="T209"/></text:p>
      <text:p text:style-name="P40"><text:span text:style-name="T210"><text:tab/>(Abbildung 3.2.b: Menü Bildschirm)</text:span></text:p>
      <text:p text:style-name="P40"><text:span text:style-name="T211"/></text:p>
      <text:p text:style-name="P40"><text:span text:style-name="T211"/></text:p>
      <text:p text:style-name="P40"><text:span text:style-name="T211"/></text:p>
      <text:p text:style-name="P40"><text:span text:style-name="T211"/></text:p>
      <text:p text:style-name="P40"><text:span text:style-name="T211"/></text:p>
      <text:p text:style-name="P40"><text:span text:style-name="T211"/></text:p>
      <text:p text:style-name="P40"><text:span text:style-name="T211"/></text:p>
      <text:p text:style-name="P40"><text:span text:style-name="T211"/></text:p>
      <text:p text:style-name="P40"><text:span text:style-name="T211"/></text:p>
      <text:p text:style-name="P40"><text:span text:style-name="T211"/></text:p>
      <text:p text:style-name="P40"><text:span text:style-name="T211"/></text:p>
      <text:p text:style-name="P40"><text:span text:style-name="T211"/></text:p>
      <text:p text:style-name="P40"><text:span text:style-name="T211"/></text:p>
      <text:p text:style-name="P40"><text:span text:style-name="T211"/></text:p>
      <text:p text:style-name="P40"><text:span text:style-name="T211"/></text:p>
      <text:p text:style-name="P41"><text:span text:style-name="T212">3.2.3. Serverlisten Bildschirm</text:span></text:p>
      <text:p text:style-name="P42"><text:span text:style-name="T213">Im Serverlisten Bildschirm (Abb. 3.2.c) werden alle verfügbaren Spielserver in einer Tabelle angezeigt. Zu jedem Server wird neben dem Servernamen auch der Spielmodus, die Karte und die Spieleranzahl aufgeführt. Wenn man einen Spielserver ausgewählt hat kann man mit ENTER eine Verbindung zu genau diesem Server (Abb. 5) aufbauen.</text:span></text:p>
      <text:p text:style-name="P42"><text:span text:style-name="T213">Der Button „Back to Menu“ führt zurück in das Hauptmenü (Abb. 2).</text:span></text:p>
      <text:p text:style-name="P42"><text:span text:style-name="T213"><text:tab/>(Abbildung 3.2.c: Serverlisten Bildschirm)</text:span></text:p>
      <text:p text:style-name="P42"><text:span text:style-name="T214"/></text:p>
      <text:p text:style-name="P42"><text:span text:style-name="T214"/></text:p>
      <text:p text:style-name="P42"><text:span text:style-name="T214"/></text:p>
      <text:p text:style-name="P42"><text:span text:style-name="T214"/></text:p>
      <text:p text:style-name="P42"><text:span text:style-name="T214"/></text:p>
      <text:p text:style-name="P42"><text:span text:style-name="T214"/></text:p>
      <text:p text:style-name="P42"><text:span text:style-name="T214"/></text:p>
      <text:p text:style-name="P42"><text:span text:style-name="T214"/></text:p>
      <text:p text:style-name="P42"><text:span text:style-name="T214"/></text:p>
      <text:p text:style-name="P42"><text:span text:style-name="T214"/></text:p>
      <text:p text:style-name="P42"><text:span text:style-name="T214"/></text:p>
      <text:p text:style-name="P42"><text:span text:style-name="T214"/></text:p>
      <text:p text:style-name="P42"><text:span text:style-name="T214"/></text:p>
      <text:p text:style-name="P42"><text:span text:style-name="T214"/></text:p>
      <text:p text:style-name="P43"><text:span text:style-name="T215">3.2.4. Steuerungs Bildschirm</text:span></text:p>
      <text:p text:style-name="P44"><text:span text:style-name="T216">Im Steuerungs Bildschirm (Abb. 3.2.d) wird das Spielprinzip und -ziel kurz und knapp erklärt. Außerdem kann man alle Tastenbelegungen einsehen.</text:span></text:p>
      <text:p text:style-name="P44"><text:span text:style-name="T216">Mit dem „Back to Menu“ Button gelangt man zurück ins Hauptmenü (Abb. 3.2.b).</text:span></text:p>
      <text:p text:style-name="P44"><text:span text:style-name="T216"><text:tab/>(Abbildung 3.2.d: Steuerungs Bildschirm)</text:span></text:p>
      <text:p text:style-name="P44"><text:span text:style-name="T217"/></text:p>
      <text:p text:style-name="P44"><text:span text:style-name="T217"/></text:p>
      <text:p text:style-name="P44"><text:span text:style-name="T217"/></text:p>
      <text:p text:style-name="P44"><text:span text:style-name="T217"/></text:p>
      <text:p text:style-name="P44"><text:span text:style-name="T217"/></text:p>
      <text:p text:style-name="P44"><text:span text:style-name="T217"/></text:p>
      <text:p text:style-name="P44"><text:span text:style-name="T217"/></text:p>
      <text:p text:style-name="P44"><text:span text:style-name="T217"/></text:p>
      <text:p text:style-name="P44"><text:span text:style-name="T217"/></text:p>
      <text:p text:style-name="P44"><text:span text:style-name="T217"/></text:p>
      <text:p text:style-name="P44"><text:span text:style-name="T217"/></text:p>
      <text:p text:style-name="P44"><text:span text:style-name="T217"/></text:p>
      <text:p text:style-name="P44"><text:span text:style-name="T217"/></text:p>
      <text:p text:style-name="P44"><text:span text:style-name="T217"/></text:p>
      <text:p text:style-name="P44"><text:span text:style-name="T217"/></text:p>
      <text:p text:style-name="P44"><text:span text:style-name="T217"/></text:p>
      <text:p text:style-name="P44"><text:span text:style-name="T218">3.2.5. Spiel Bildschirm</text:span></text:p>
      <text:p text:style-name="P44"><text:span text:style-name="T219">Dieser Bildschirm (Abb. 3.2.e) zeigt wie es aussieht, wenn man sich in einem Spiel auf einem Spielserver befindet. Dieses Bild gilt als Beispiel wie der Spielebildschirm im finalen Spiel aussehen könnte. Da die Entwicklung noch nicht so weit vorangeschritten ist, kann man noch keine genaue Abbildung zeigen.</text:span></text:p>
      <text:p text:style-name="P44"><text:span text:style-name="T220"/></text:p>
      <text:p text:style-name="P44"><text:span text:style-name="T221"><text:tab/>(Abbildung 3.2.e: Spiel Bildschirm)</text:span></text:p>
      <text:p text:style-name="P44"><text:span text:style-name="T222"/></text:p>
      <text:p text:style-name="P44"><text:span text:style-name="T222"/></text:p>
      <text:p text:style-name="P44"><text:span text:style-name="T222"/></text:p>
      <text:p text:style-name="P44"><text:span text:style-name="T222"/></text:p>
      <text:p text:style-name="P44"><text:span text:style-name="T222"/></text:p>
      <text:p text:style-name="P44"><text:span text:style-name="T222"/></text:p>
      <text:p text:style-name="P44"><text:span text:style-name="T222"/></text:p>
      <text:p text:style-name="P44"><text:span text:style-name="T222"/></text:p>
      <text:p text:style-name="P44"><text:span text:style-name="T222"/></text:p>
      <text:p text:style-name="P44"><text:span text:style-name="T222"/></text:p>
      <text:p text:style-name="P44"><text:span text:style-name="T222"/></text:p>
      <text:p text:style-name="P44"><text:span text:style-name="T222"/></text:p>
      <text:p text:style-name="P44"><text:span text:style-name="T222"/></text:p>
      <text:p text:style-name="P44"><text:span text:style-name="T222"/></text:p>
      <text:p text:style-name="P44"><text:span text:style-name="T222"/></text:p>
      <text:p text:style-name="P44"><text:span text:style-name="T223">3.2.6. Fehler Bildschirm</text:span></text:p>
      <text:p text:style-name="P44"><text:span text:style-name="T224">Falls es einen Fehler geben sollte (z.B. Verbindungsabbruch) wird dieser Bildschirm </text:span></text:p>
      <text:p text:style-name="P44"><text:span text:style-name="T224">(Abb. 3.2.f) angezeigt.</text:span></text:p>
      <text:p text:style-name="P44"><text:span text:style-name="T224"><text:tab/></text:span></text:p>
      <text:p text:style-name="P44"><text:span text:style-name="T224"><text:tab/>(Abbildung 3.2.f: Fehler Bildschirm)</text:span></text:p>
      <text:p text:style-name="P44"><text:span text:style-name="T225"/></text:p>
      <text:p text:style-name="P44"><text:span text:style-name="T225"/></text:p>
      <text:p text:style-name="P44"><text:span text:style-name="T225"/></text:p>
      <text:p text:style-name="P44"><text:span text:style-name="T225"/></text:p>
      <text:p text:style-name="P44"><text:span text:style-name="T225"/></text:p>
      <text:p text:style-name="P44"><text:span text:style-name="T225"/></text:p>
      <text:p text:style-name="P44"><text:span text:style-name="T225"/></text:p>
      <text:p text:style-name="P44"><text:span text:style-name="T225"/></text:p>
      <text:p text:style-name="P44"><text:span text:style-name="T225"/></text:p>
      <text:p text:style-name="P44"><text:span text:style-name="T225"/></text:p>
      <text:p text:style-name="P44"><text:span text:style-name="T225"/></text:p>
      <text:p text:style-name="P44"><text:span text:style-name="T225"/></text:p>
      <text:p text:style-name="P44"><text:span text:style-name="T225"/></text:p>
      <text:p text:style-name="P44"><text:span text:style-name="T225"/></text:p>
      <text:p text:style-name="P44"><text:span text:style-name="T225"/></text:p>
      <text:p text:style-name="P44"><text:span text:style-name="T225"/></text:p>
      <text:p text:style-name="P44"><text:span text:style-name="T225"/></text:p>
      <text:p text:style-name="P45"><text:span text:style-name="T226">4. Produktcharakteristiken</text:span></text:p>
      <text:p text:style-name="P45"><text:span text:style-name="T227"/></text:p>
      <text:p text:style-name="P46"><text:span text:style-name="T228">In diesem Abschnitt wird erst die Systemumgebung spezifiziert und anschließend werden</text:span></text:p>
      <text:p text:style-name="P46"><text:span text:style-name="T228">die nicht-funktionalen Anforderungen definiert, welche an die Software gestellt werden.</text:span></text:p>
      <text:p text:style-name="P46"><text:span text:style-name="T229"/></text:p>
      <text:p text:style-name="P47"><text:span text:style-name="T230">4.1. Systemanforderungen</text:span></text:p>
      <text:p text:style-name="P47"><text:span text:style-name="T231"/></text:p>
      <text:p text:style-name="P47"><text:span text:style-name="T232">4.1.1. Hardware-Anforderungen </text:span></text:p>
      <text:p text:style-name="P48"><text:span text:style-name="T233">Betriebssystem: Windows 7</text:span></text:p>
      <text:p text:style-name="P48"><text:span text:style-name="T233">Arbeitsspeicher: minimal 1GB</text:span></text:p>
      <text:p text:style-name="P48"><text:span text:style-name="T233">Festplattenspeicher: minimal 100 MB</text:span></text:p>
      <text:p text:style-name="P48"><text:span text:style-name="T234"/></text:p>
      <text:p text:style-name="P49"><text:span text:style-name="T235">4.1.2. Softwareumgebung</text:span></text:p>
      <text:p text:style-name="P50"><text:span text:style-name="T236">Betriebssystem: Windows 7</text:span></text:p>
      <text:p text:style-name="P50"><text:span text:style-name="T236">Aktuelle Java Runtime Environment für das entsprechende Betriebssystem (Version 1.8 oder höher)</text:span></text:p>
      <text:p text:style-name="P50"><text:span text:style-name="T237"/></text:p>
      <text:p text:style-name="P51"><text:span text:style-name="T238">4.1.3. Entwicklungsumgebung</text:span></text:p>
      <text:p text:style-name="P52"><text:span text:style-name="T239">Programmierung: Eclipse Neon.1</text:span></text:p>
      <text:p text:style-name="P52"><text:span text:style-name="T239">Laufzeitumgebung: Java Runtime Environment (1.8.0_65-b17)</text:span></text:p>
      <text:p text:style-name="P52"><text:span text:style-name="T239">Tests: JUnit Framework</text:span></text:p>
      <text:p text:style-name="P52"><text:span text:style-name="T240"/></text:p>
      <text:p text:style-name="P53"><text:span text:style-name="T241">4.2. Nicht-funktionale Anforderungen</text:span></text:p>
      <text:p text:style-name="P54"><text:span text:style-name="T242">Name: Programmiersprache</text:span></text:p>
      <text:p text:style-name="P54"><text:span text:style-name="T242">Typ: Pflege</text:span></text:p>
      <text:p text:style-name="P54"><text:span text:style-name="T242">Beschreibung: Die Programmiersprache der Software „Bomberman“ ist Java</text:span></text:p>
      <text:p text:style-name="P54"><text:span text:style-name="T243"/></text:p>
      <text:p text:style-name="P54"><text:span text:style-name="T244">Name:Entwicklungssprache</text:span></text:p>
      <text:p text:style-name="P54"><text:span text:style-name="T244">Typ: Pflege</text:span></text:p>
      <text:p text:style-name="P54"><text:span text:style-name="T244">Beschreibung: Code Kommentare werden auf Deutsch verfasst, der Code selber ist komplett in Englisch gehalten.</text:span></text:p>
      <text:p text:style-name="P54"><text:span text:style-name="T245"/></text:p>
      <text:p text:style-name="P54"><text:span text:style-name="T246">Name: Format der Quellcode-Kommentare</text:span></text:p>
      <text:p text:style-name="P54"><text:span text:style-name="T246">Typ: Pflege</text:span></text:p>
      <text:p text:style-name="P54"><text:span text:style-name="T246">Beschreibung: Die Kommentare im Code werden im Javadoc-Format erstellt.</text:span></text:p>
      <text:p text:style-name="P54"><text:span text:style-name="T246">Name: Umsetzung der Modultests<text:line-break/>Typ: Pflege</text:span></text:p>
      <text:p text:style-name="P54"><text:span text:style-name="T246">Beschreibung: Modultests werden mit Hilfe des JUnit Frameworks erstellt und durchgeführt.</text:span></text:p>
      <text:p text:style-name="P54"><text:span text:style-name="T247"/></text:p>
      <text:p text:style-name="P54"><text:span text:style-name="T247"/></text:p>
      <text:p text:style-name="P54"><text:span text:style-name="T247"/></text:p>
      <text:p text:style-name="P54"><text:span text:style-name="T247"/></text:p>
      <text:p text:style-name="P54"><text:span text:style-name="T247"/></text:p>
      <text:p text:style-name="P54"><text:span text:style-name="T247"/></text:p>
      <text:p text:style-name="P54"><text:span text:style-name="T247"/></text:p>
      <text:p text:style-name="P54"><text:span text:style-name="T24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